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9900002491000013649E1291EB.wmf"/>
  <manifest:file-entry manifest:media-type="" manifest:full-path="Pictures/2000007800002491000015BC70BD3BB8.wmf"/>
  <manifest:file-entry manifest:media-type="" manifest:full-path="Pictures/2000008D00002491000015E4A8A7F79D.wmf"/>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cm" fo:orphans="2" fo:widows="2"/>
    </style:style>
    <style:style style:name="P2" style:family="paragraph" style:parent-style-name="Standard">
      <style:paragraph-properties fo:margin-top="0cm" fo:margin-bottom="2.54cm" style:line-height-at-least="0.353cm" fo:orphans="2" fo:widows="2"/>
    </style:style>
    <style:style style:name="P3" style:family="paragraph" style:parent-style-name="Standard">
      <style:paragraph-properties fo:margin-top="2.54cm" fo:margin-bottom="0cm" style:line-height-at-least="0.353cm" fo:orphans="2" fo:widows="2" fo:keep-with-next="always"/>
    </style:style>
    <style:style style:name="P4" style:family="paragraph" style:parent-style-name="Standard">
      <style:paragraph-properties fo:margin-top="0.141cm" fo:margin-bottom="0cm" style:line-height-at-least="0.353cm" fo:orphans="2" fo:widows="2" fo:keep-with-next="always"/>
    </style:style>
    <style:style style:name="P5" style:family="paragraph" style:parent-style-name="Standard">
      <style:paragraph-properties fo:margin-top="0.423cm" fo:margin-bottom="0cm" style:line-height-at-least="0.353cm" fo:orphans="2" fo:widows="2" fo:keep-with-next="always"/>
    </style:style>
    <style:style style:name="P6" style:family="paragraph" style:parent-style-name="Standard">
      <style:paragraph-properties fo:margin-top="0.176cm" fo:margin-bottom="0cm" style:line-height-at-least="0.353cm" fo:orphans="2" fo:widows="2" fo:keep-with-next="always"/>
    </style:style>
    <style:style style:name="P7" style:family="paragraph" style:parent-style-name="Standard">
      <style:paragraph-properties fo:margin-top="0cm" fo:margin-bottom="0.247cm" fo:line-height="100%" fo:text-align="justify" style:justify-single-word="false" fo:orphans="2" fo:widows="2" fo:padding="0cm" fo:border="none"/>
    </style:style>
    <style:style style:name="P8" style:family="paragraph" style:parent-style-name="bullet">
      <style:paragraph-properties fo:margin-top="0cm" fo:margin-bottom="0.176cm" fo:orphans="2" fo:widows="2"/>
    </style:style>
    <style:style style:name="P9" style:family="paragraph" style:parent-style-name="body">
      <style:paragraph-properties fo:orphans="2" fo:widows="2"/>
    </style:style>
    <style:style style:name="P10"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11" style:family="paragraph" style:parent-style-name="figureHead">
      <style:paragraph-properties fo:orphans="2" fo:widows="2" fo:keep-with-next="always"/>
    </style:style>
    <style:style style:name="P12" style:family="paragraph" style:parent-style-name="body-italic">
      <style:paragraph-properties fo:orphans="2" fo:widows="2"/>
    </style:style>
    <style:style style:name="P13" style:family="paragraph" style:parent-style-name="Heading_20_2">
      <style:paragraph-properties fo:margin-top="0cm" fo:margin-bottom="0.247cm" fo:orphans="2" fo:widows="2"/>
    </style:style>
    <style:style style:name="P14" style:family="paragraph" style:parent-style-name="sectionheading">
      <style:paragraph-properties fo:margin-top="0.106cm" fo:margin-bottom="0.141cm" fo:orphans="2" fo:widows="2"/>
    </style:style>
    <style:style style:name="P15" style:family="paragraph" style:parent-style-name="sectionheading">
      <style:paragraph-properties fo:margin-top="0.071cm" fo:margin-bottom="0.141cm" fo:orphans="2" fo:widows="2"/>
    </style:style>
    <style:style style:name="P16" style:family="paragraph" style:parent-style-name="body">
      <style:paragraph-properties fo:text-align="start" style:justify-single-word="false" fo:orphans="2" fo:widows="2"/>
    </style:style>
    <style:style style:name="P17" style:family="paragraph" style:parent-style-name="body" style:list-style-name="L1">
      <style:paragraph-properties fo:text-align="start" style:justify-single-word="false" fo:orphans="2" fo:widows="2"/>
    </style:style>
    <style:style style:name="P18" style:family="paragraph" style:parent-style-name="body">
      <style:paragraph-properties fo:text-align="justify" style:justify-single-word="false" fo:orphans="2" fo:widows="2"/>
    </style:style>
    <style:style style:name="P19" style:family="paragraph" style:parent-style-name="Heading_20_1" style:master-page-name="Standard">
      <style:paragraph-properties fo:margin-top="0cm" fo:margin-bottom="0cm" fo:orphans="2" fo:widows="2" style:page-number="auto"/>
    </style:style>
    <style:style style:name="P20" style:family="paragraph" style:parent-style-name="Heading_20_3">
      <style:paragraph-properties fo:margin-top="0cm" fo:margin-bottom="0.176cm" fo:orphans="2" fo:widows="2"/>
    </style:style>
    <style:style style:name="P21" style:family="paragraph" style:parent-style-name="Heading_20_3">
      <style:paragraph-properties fo:margin-top="0.106cm" fo:margin-bottom="0.176cm" fo:orphans="2" fo:widows="2"/>
    </style:style>
    <style:style style:name="P2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style:font-size-asian="12pt" style:font-weight-asian="bold" style:font-size-complex="12pt" style:font-weight-complex="bold" text:display="none"/>
    </style:style>
    <style:style style:name="T4" style:family="text">
      <style:text-properties style:use-window-font-color="true"/>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2" svg:width="16.509cm" svg:height="0.343cm" svg:x="-6.033cm" svg:y="0cm">
        <draw:image xlink:href="Pictures/20000007000025F9000000C9F0140E06.wmf" xlink:type="simple" xlink:show="embed" xlink:actuate="onLoad">
          <text:p/>
        </draw:image>
      </draw:frame>
      <draw:frame text:anchor-type="page" text:anchor-page-number="1" draw:z-index="9" draw:name="Picture 67" draw:style-name="gr2" draw:text-style-name="P22" svg:width="7.09cm" svg:height="0.343cm" svg:x="-6.033cm" svg:y="0cm">
        <draw:image xlink:href="Pictures/2000000700000FB5000000C94FDA4EAC.wmf" xlink:type="simple" xlink:show="embed" xlink:actuate="onLoad">
          <text:p/>
        </draw:image>
      </draw:frame>
      <draw:frame text:anchor-type="page" text:anchor-page-number="1" draw:z-index="11" draw:name="Picture 68" draw:style-name="gr2" draw:text-style-name="P22" svg:width="7.09cm" svg:height="0.343cm" svg:x="-6.033cm" svg:y="0cm">
        <draw:image xlink:href="Pictures/2000000700000FB5000000C94FDA4EAC.wmf" xlink:type="simple" xlink:show="embed" xlink:actuate="onLoad">
          <text:p/>
        </draw:image>
      </draw:frame>
      <draw:frame text:anchor-type="page" text:anchor-page-number="1" draw:z-index="12" draw:name="Picture 69" draw:style-name="gr2" draw:text-style-name="P22" svg:width="7.09cm" svg:height="0.343cm" svg:x="-6.033cm" svg:y="0cm">
        <draw:image xlink:href="Pictures/2000000700000FB5000000C94FDA4EAC.wmf" xlink:type="simple" xlink:show="embed" xlink:actuate="onLoad">
          <text:p/>
        </draw:image>
      </draw:frame>
      <draw:frame text:anchor-type="page" text:anchor-page-number="1" draw:z-index="13" draw:name="Picture 70" draw:style-name="gr2" draw:text-style-name="P22" svg:width="7.09cm" svg:height="0.343cm" svg:x="-6.033cm" svg:y="0cm">
        <draw:image xlink:href="Pictures/2000000700000FB5000000C94FDA4EAC.wmf" xlink:type="simple" xlink:show="embed" xlink:actuate="onLoad">
          <text:p/>
        </draw:image>
      </draw:frame>
      <draw:frame text:anchor-type="page" text:anchor-page-number="1" draw:z-index="15" draw:name="Picture 71" draw:style-name="gr2" draw:text-style-name="P22" svg:width="7.09cm" svg:height="0.343cm" svg:x="-6.033cm" svg:y="0cm">
        <draw:image xlink:href="Pictures/2000000700000FB5000000C94FDA4EAC.wmf" xlink:type="simple" xlink:show="embed" xlink:actuate="onLoad">
          <text:p/>
        </draw:image>
      </draw:frame>
      <draw:frame text:anchor-type="page" text:anchor-page-number="1" draw:z-index="16" draw:name="Picture 72" draw:style-name="gr2" draw:text-style-name="P22" svg:width="7.09cm" svg:height="0.343cm" svg:x="-6.033cm" svg:y="0cm">
        <draw:image xlink:href="Pictures/2000000700000FB5000000C94FDA4EAC.wmf" xlink:type="simple" xlink:show="embed" xlink:actuate="onLoad">
          <text:p/>
        </draw:image>
      </draw:frame>
      <draw:frame text:anchor-type="page" text:anchor-page-number="1" draw:z-index="17" draw:name="Picture 73" draw:style-name="gr2" draw:text-style-name="P22" svg:width="7.09cm" svg:height="0.343cm" svg:x="-6.033cm" svg:y="0cm">
        <draw:image xlink:href="Pictures/2000000700000FB5000000C94FDA4EAC.wmf" xlink:type="simple" xlink:show="embed" xlink:actuate="onLoad">
          <text:p/>
        </draw:image>
      </draw:frame>
      <draw:frame text:anchor-type="page" text:anchor-page-number="1" draw:z-index="18" draw:name="Picture 74" draw:style-name="gr2" draw:text-style-name="P22" svg:width="7.09cm" svg:height="0.343cm" svg:x="-6.033cm" svg:y="0cm">
        <draw:image xlink:href="Pictures/2000000700000FB5000000C94FDA4EAC.wmf" xlink:type="simple" xlink:show="embed" xlink:actuate="onLoad">
          <text:p/>
        </draw:image>
      </draw:frame>
      <draw:frame text:anchor-type="page" text:anchor-page-number="1" draw:z-index="19" draw:name="Picture 75" draw:style-name="gr2" draw:text-style-name="P22" svg:width="7.09cm" svg:height="0.343cm" svg:x="-6.033cm" svg:y="0cm">
        <draw:image xlink:href="Pictures/2000000700000FB5000000C94FDA4EAC.wmf" xlink:type="simple" xlink:show="embed" xlink:actuate="onLoad">
          <text:p/>
        </draw:image>
      </draw:frame>
      <draw:frame text:anchor-type="page" text:anchor-page-number="1" draw:z-index="20" draw:name="Picture 76" draw:style-name="gr2" draw:text-style-name="P22" svg:width="7.09cm" svg:height="0.343cm" svg:x="-6.033cm" svg:y="0cm">
        <draw:image xlink:href="Pictures/2000000700000FB5000000C94FDA4EAC.wmf" xlink:type="simple" xlink:show="embed" xlink:actuate="onLoad">
          <text:p/>
        </draw:image>
      </draw:frame>
      <draw:frame text:anchor-type="page" text:anchor-page-number="1" draw:z-index="21" draw:name="Picture 77" draw:style-name="gr2" draw:text-style-name="P22" svg:width="7.09cm" svg:height="0.343cm" svg:x="-6.033cm" svg:y="0cm">
        <draw:image xlink:href="Pictures/2000000700000FB5000000C94FDA4EAC.wmf" xlink:type="simple" xlink:show="embed" xlink:actuate="onLoad">
          <text:p/>
        </draw:image>
      </draw:frame>
      <draw:frame text:anchor-type="page" text:anchor-page-number="1" draw:z-index="22" draw:name="Picture 78" draw:style-name="gr2" draw:text-style-name="P22" svg:width="7.09cm" svg:height="0.343cm" svg:x="-6.033cm" svg:y="0cm">
        <draw:image xlink:href="Pictures/2000000700000FB5000000C94FDA4EAC.wmf" xlink:type="simple" xlink:show="embed" xlink:actuate="onLoad">
          <text:p/>
        </draw:image>
      </draw:frame>
      <draw:frame text:anchor-type="page" text:anchor-page-number="1" draw:z-index="23" draw:name="Picture 79" draw:style-name="gr2" draw:text-style-name="P22" svg:width="7.09cm" svg:height="0.343cm" svg:x="-6.033cm" svg:y="0cm">
        <draw:image xlink:href="Pictures/2000000700000FB5000000C94FDA4EAC.wmf" xlink:type="simple" xlink:show="embed" xlink:actuate="onLoad">
          <text:p/>
        </draw:image>
      </draw:frame>
      <text:h text:style-name="P19" text:outline-level="1">JDO Architecture</text:h>
      <text:p text:style-name="P2"><text:bookmark text:name="_GoBack"/><draw:frame draw:style-name="fr2" draw:name="graphics1" text:anchor-type="as-char" svg:width="16.51cm" svg:height="0.342cm" draw:z-index="24"><draw:image xlink:href="Pictures/20000007000025F9000000C9F0140E06.wmf" xlink:type="simple" xlink:show="embed" xlink:actuate="onLoad"/></draw:frame></text:p>
      <text:p text:style-name="P3"><draw:frame draw:style-name="fr2" draw:name="1" text:anchor-type="as-char" svg:width="7.091cm" svg:height="0.342cm" draw:z-index="1"><draw:image xlink:href="Pictures/2000000700000FB5000000C94FDA4EAC.wmf" xlink:type="simple" xlink:show="embed" xlink:actuate="onLoad"/></draw:frame></text:p>
      <text:h text:style-name="P13" text:outline-level="2">Overview</text:h>
      <text:p text:style-name="P9">Multiple JDO implementations - possibly multiple implementations per type of EIS or local storage - are pluggable into an application server or usable directly in a two tier or embedded architecture. This enables application components, deployed either on a middle-tier application server or on a client-tier, to access the underlying datastores using a consistent Java-centric view of data. The JDO implementation provides the necessary mapping from Java objects into the special data types and relationships of the underlying datastore. </text:p>
      <text:p text:style-name="P4"><draw:frame draw:style-name="fr2" draw:name="2" text:anchor-type="as-char" svg:width="16.51cm" svg:height="0.342cm" draw:z-index="2"><draw:image xlink:href="Pictures/20000007000025F9000000C9F0140E06.wmf" xlink:type="simple" xlink:show="embed" xlink:actuate="onLoad"/></draw:frame></text:p>
      <text:p text:style-name="P10"><text:tab/>Figure 2.0<text:tab/>Overview of non-managed JDO architecture</text:p>
      <text:p text:style-name="P9"><draw:frame draw:style-name="fr1" draw:name="Frame1" text:anchor-type="paragraph" svg:x="-0.002cm" svg:y="-0.002cm" fo:min-width="0.041cm" draw:z-index="3"><draw:text-box fo:min-height="0.041cm"><text:p text:style-name="P7"><draw:frame draw:style-name="fr2" draw:name="3" text:anchor-type="as-char" svg:width="16.51cm" svg:height="9.895cm" draw:z-index="14"><draw:image xlink:href="Pictures/2000008D00002491000015E4A8A7F79D.wmf" xlink:type="simple" xlink:show="embed" xlink:actuate="onLoad"/></draw:frame></text:p></draw:text-box></draw:frame>In a non-managed environment, the JDO implementation hides the EIS specific issues such as data type mapping, relationship mapping, and data retrieval and storage. The application <text:soft-page-break/>component sees only the Java view of the data organized into classes with relationships and collections presented as native Java constructs. </text:p>
      <text:p text:style-name="P9">Managed environments additionally provide transparency for the application components’ use of system-level mechanisms - distributed transactions, security, and connection management, by hiding the contracts between the application server and JDO implementations.</text:p>
      <text:p text:style-name="P9">With both managed and non-managed environments, an application component developer focuses on the development of business and presentation logic for the application components without getting involved in the issues related to connectivity with a specific EIS. </text:p>
      <text:p text:style-name="P5"><draw:frame draw:style-name="fr2" draw:name="4" text:anchor-type="as-char" svg:width="7.091cm" svg:height="0.342cm" draw:z-index="4"><draw:image xlink:href="Pictures/2000000700000FB5000000C94FDA4EAC.wmf" xlink:type="simple" xlink:show="embed" xlink:actuate="onLoad"/></draw:frame></text:p>
      <text:h text:style-name="P13" text:outline-level="2">JDO Architecture</text:h>
      <text:h text:style-name="P20" text:outline-level="3"><text:bookmark text:name="R-1056317"/>Two tier usage</text:h>
      <text:p text:style-name="P16">For simple two tier usage, JDO exposes to the <text:alphabetical-index-mark-start text:id="IMark5122842784" text:main-entry="true"/>application<text:alphabetical-index-mark-end text:id="IMark5122842784"/> component two primary interfaces: </text:p>
      <text:list xml:id="list3049334527451987601" text:style-name="L1">
        <text:list-item>
          <text:p text:style-name="P17"><text:span text:style-name="T1">javax.jdo.PersistenceManager</text:span>, from which services are requested; and</text:p>
        </text:list-item>
        <text:list-item>
          <text:p text:style-name="P17"><text:span text:style-name="T1">javax.jdo.JDOHelper</text:span>, which provides the bootstrap and management view of user-defined persistence-capable classes. </text:p>
        </text:list-item>
      </text:list>
      <text:p text:style-name="P18">The <text:span text:style-name="T1">PersistenceManager</text:span> interface provides services such as query management, trans­action management, and life cycle management for instances of persistence-capable classes.</text:p>
      <text:p text:style-name="P9">The <text:span text:style-name="T1">JDOHelper</text:span> class provides services such as bootstrap methods to acquire an instance of PersistenceManagerFactory and life cycle state interrogation for instances of persistence-capable classes.</text:p>
      <text:p text:style-name="P9">Readers primarily interested in JDO as a local persistence mechanism can ignore the following sections. <text:span text:style-name="T4">Skip to Chapter 4.</text:span></text:p>
      <text:h text:style-name="P21" text:outline-level="3">Application server usage</text:h>
      <text:p text:style-name="P9">For application server usage, the JDO architecture uses the J2EE Connector architecture, which defines a standard set of system-level contracts between the application server and EIS connectors. These system-level contracts are implemented in a resource adapter from the EIS side. </text:p>
      <text:p text:style-name="P9">The JDO persistence manager is a caching manager as defined by the J2EE Connector architecture, that might use either its own (native) resource adapter or a third party resource adapter. If the JDO <text:span text:style-name="T1">PersistenceManager</text:span> has its own resource adapter, then implementations of the system-level contracts specified in the J2EE Connector architecture must be provided by the JDO vendor. These contracts include <text:span text:style-name="T1">ManagedConnectionFactory</text:span>, <text:span text:style-name="T1">XAResource</text:span>, and <text:span text:style-name="T1">LocalTransaction</text:span> interfaces. </text:p>
      <text:p text:style-name="P9">The JDO <text:span text:style-name="T1">Transaction</text:span> must implement the <text:span text:style-name="T1">Synchronization</text:span> interface so that transaction completion events can cause flushing of state through the underlying connector to the EIS. </text:p>
      <text:p text:style-name="P9">The application components are unable to distinguish between JDO implementations that use native resource adapters and JDO implementations that use third party resource adapters. However, the deployer will need to understand that there are two configurable components: the JDO <text:span text:style-name="T1">PersistenceManager</text:span> and its underlying resource adapter.</text:p>
      <text:p text:style-name="P9">For convenience, the <text:span text:style-name="T1">PersistenceManagerFactory</text:span> provides the interface necessary to configure the underlying resource adapter.</text:p>
      <text:h text:style-name="P14" text:outline-level="4"><text:soft-page-break/><text:tab/><text:tab/>Resource Adapter</text:h>
      <text:p text:style-name="P9">A resource adapter provided by the JDO vendor is called a native resource adapter, and the interface is specific to the JDO vendor. It is a system-level software driver that is used by an application server or an application client to connect to a resource manager. </text:p>
      <text:p text:style-name="P9">The resource adapter plugs into a container (provided by the application server). The application components deployed on the container then use the client API exposed by <text:span text:style-name="T1">javax.jdo.PersistenceManager</text:span> to access the JDO <text:span text:style-name="T1">PersistenceManager</text:span>. The JDO implementation in turn uses the underlying resource adapter interface specific to the datastore. The resource adapter and application server collaborate to provide the underlying mechanisms - transactions, security and connection pooling - for connectivity to the EIS.</text:p>
      <text:p text:style-name="P9">The resource adapter is located within the same VM as the JDO implementation using it. Examples of JDO native resource adapters are:</text:p>
      <text:p text:style-name="P8">•<text:tab/>Object/Relational (O/R) products that use their own native drivers to connect to object relational databases</text:p>
      <text:p text:style-name="P8">•<text:tab/>Object Database (OODBMS) products that store Java objects directly in object databases</text:p>
      <text:p text:style-name="P9">Examples of non-native resource adapter implementations are:</text:p>
      <text:p text:style-name="P8">•<text:tab/>O/R mapping products that use JDBC drivers to connect to relational databases</text:p>
      <text:p text:style-name="P8">•<text:tab/>Hierarchical mapping products that use mainframe connectivity tools to connect to hierarchical transactional systems</text:p>
      <text:h text:style-name="P15" text:outline-level="4"><text:tab/><text:tab/>Pooling</text:h>
      <text:p text:style-name="P9">There are two levels of pooling in the JDO architecture. JDO <text:span text:style-name="T1">PersistenceManager</text:span>s might be pooled, and the underlying connections to the datastores might be independently pooled. </text:p>
      <text:p text:style-name="P9">Pooling of the connections is governed by the Connector Architecture contracts. Pooling of <text:span text:style-name="T1">PersistenceManager</text:span>s is an optional feature of the JDO Implementation, and is not standardized for two-tier applications. For managed environments, <text:span text:style-name="T1">PersistenceManager</text:span> pooling is required to maintain correct transaction associations with <text:span text:style-name="T1">PersistenceManager</text:span>s.</text:p>
      <text:p text:style-name="P9">For example, a JDO <text:span text:style-name="T1">PersistenceManager</text:span> instance might be bound to a session running a long duration optimistic transaction. This instance cannot be used by any other user for the duration of the optimistic transaction. </text:p>
      <text:p text:style-name="P9">During the execution of a business method associated with the session, a connection might be required to fetch data from the datastore. The <text:span text:style-name="T1">PersistenceManager</text:span> will request a connection from the connection pool to satisfy the request. Upon termination of the business method, the connection is returned to the pool but the <text:span text:style-name="T1">PersistenceManager</text:span> remains bound to the session. </text:p>
      <text:p text:style-name="P9">After completion of the optimistic transaction, the <text:span text:style-name="T1">PersistenceManager</text:span> instance might be returned to the pool and reused for a subsequent transaction.</text:p>
      <text:h text:style-name="P14" text:outline-level="4"><text:tab/><text:tab/>Contracts</text:h>
      <text:p text:style-name="P9">JDO specifies the application level contract between the application components and the JDO <text:span text:style-name="T1">PersistenceManager</text:span>.</text:p>
      <text:p text:style-name="P9">The J2EE Connector architecture specifies the standard contracts between application servers and an EIS connector used by a JDO implementation. These contracts are required for a JDO <text:soft-page-break/>implementation to be used in an application server environment. The Connector architecture defines important aspects of integration: connection management, transaction management, and security. </text:p>
      <text:p text:style-name="P9">The connection management contracts are implemented by the EIS resource adapter (which might include a JDO native resource adapter).</text:p>
      <text:p text:style-name="P9">The transaction management contract is between the transaction manager (logically distinct from the application server) and the connection manager. It supports distributed transactions across multiple application servers and heterogeneous data management programs.</text:p>
      <text:p text:style-name="P9">The security contract is required for secure access by the JDO connection to the underlying datastore.</text:p>
      <text:p text:style-name="P4"><draw:frame draw:style-name="fr2" draw:name="5" text:anchor-type="as-char" svg:width="16.51cm" svg:height="0.342cm" draw:z-index="5"><draw:image xlink:href="Pictures/20000007000025F9000000C9F0140E06.wmf" xlink:type="simple" xlink:show="embed" xlink:actuate="onLoad"/></draw:frame></text:p>
      <text:p text:style-name="P11"><text:span text:style-name="T2"><text:tab/></text:span><text:bookmark text:name="R-1024492S"/><text:span text:style-name="T2">Figure 3.0<text:tab/></text:span><text:bookmark text:name="R-1024492"/><text:span text:style-name="T2">Contracts between application server and native JDO resource adapter</text:span><text:span text:style-name="T3">36</text:span></text:p>
      <text:p text:style-name="P12"><draw:frame draw:style-name="fr1" draw:name="Frame2" text:anchor-type="paragraph" svg:x="-0.002cm" svg:y="-0.002cm" fo:min-width="0.041cm" draw:z-index="6"><draw:text-box fo:min-height="0.041cm"><text:p text:style-name="P7"><draw:frame draw:style-name="fr2" draw:name="6" text:anchor-type="as-char" svg:width="16.51cm" svg:height="9.816cm" draw:z-index="10"><draw:image xlink:href="Pictures/2000007800002491000015BC70BD3BB8.wmf" xlink:type="simple" xlink:show="embed" xlink:actuate="onLoad"/></draw:frame></text:p></draw:text-box></draw:frame></text:p>
      <text:p text:style-name="P6"><text:soft-page-break/></text:p>
      <text:p text:style-name="P10"><text:tab/>Figure 4.0<text:tab/>Contracts between application server and layered JDO implementation</text:p>
      <text:p text:style-name="P12"><draw:frame draw:style-name="fr1" draw:name="Frame3" text:anchor-type="paragraph" svg:x="-0.002cm" svg:y="-0.002cm" fo:min-width="0.041cm" draw:z-index="7"><draw:text-box fo:min-height="0.041cm"><text:p text:style-name="P7"><draw:frame draw:style-name="fr2" draw:name="8" text:anchor-type="as-char" svg:width="16.51cm" svg:height="8.758cm" draw:z-index="8"><draw:image xlink:href="Pictures/2000009900002491000013649E1291EB.wmf" xlink:type="simple" xlink:show="embed" xlink:actuate="onLoad"/></draw:frame></text:p></draw:text-box></draw:frame>The above diagram illustrates the relationship between a JDO implementation provided by a third party vendor and an EIS-provided resource adapter. </text:p>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left="1.905cm" fo:margin-right="0cm" fo:margin-top="0cm" fo:margin-bottom="0.247cm" style:line-height-at-least="0.406cm" fo:text-align="justify" style:justify-single-word="false" fo:orphans="0" fo:widows="0" fo:text-indent="0cm" style:auto-text-indent="false" style:writing-mode="lr-tb">
        <style:tab-stops>
          <style:tab-stop style:position="1.91cm"/>
          <style:tab-stop style:position="4.445cm"/>
        </style:tab-stops>
      </style:paragraph-properties>
      <style:text-properties style:use-window-font-color="true" style:font-name="Times New Roman" fo:font-size="9.5pt" style:font-size-asian="9.5pt" style:font-size-complex="9.5pt"/>
    </style:style>
    <style:style style:name="body-italic" style:family="paragraph" style:default-outline-level="">
      <style:paragraph-properties fo:margin-left="1.905cm" fo:margin-right="0cm" fo:margin-top="0cm" fo:margin-bottom="0.176cm" style:line-height-at-least="0.441cm" fo:text-align="justify" style:justify-single-word="false" fo:orphans="0" fo:widows="0" fo:text-indent="0cm"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9</meta:editing-cycles>
    <meta:creation-date>2012-06-24T14:20:01.93</meta:creation-date>
    <meta:editing-duration>PT16M4S</meta:editing-duration>
    <meta:generator>OpenOffice/4.1.10$Unix OpenOffice.org_project/4110m2$Build-9807</meta:generator>
    <dc:title>JDO_Chapter</dc:title>
    <dc:date>2021-09-30T19:55:42</dc:date>
    <dc:creator>Michael Bouschen</dc:creator>
    <meta:document-statistic meta:table-count="0" meta:image-count="8" meta:object-count="0" meta:page-count="5" meta:paragraph-count="53" meta:word-count="1066" meta:character-count="76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